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Král Lávra </text:span></text:p>
      <text:p text:style-name="P1"><text:span text:style-name="T2"/></text:p>
      <text:p text:style-name="P2"><text:span text:style-name="T3">Autor</text:span><text:span text:style-name="T4"><text:s/>: Karel Havlí</text:span><text:span text:style-name="T5">ček Borovsk</text:span><text:span text:style-name="T6">ý</text:span></text:p>
      <text:p text:style-name="P2"><text:span text:style-name="T7">Téma :<text:s/></text:span><text:span text:style-name="T8">Kralovo tajemstvi</text:span></text:p>
      <text:p text:style-name="P2"><text:span text:style-name="T9">Motiv</text:span><text:span text:style-name="T10"><text:s/>: Tajemství, strach, smrt, oslí u</text:span><text:span text:style-name="T11">ši, vrba, basa</text:span></text:p>
      <text:p text:style-name="P2"><text:span text:style-name="T12">Časoprostor :<text:s/></text:span><text:span text:style-name="T13">Irsko d</text:span><text:span text:style-name="T14">ávné<text:s/></text:span><text:span text:style-name="T15">časy</text:span></text:p>
      <text:p text:style-name="P2"><text:span text:style-name="T16">Kompozice :<text:s/></text:span><text:span text:style-name="T17">Chronologický postup</text:span></text:p>
      <text:p text:style-name="P2"><text:span text:style-name="T18">Druh :<text:s/></text:span><text:span text:style-name="T19">Epika</text:span></text:p>
      <text:p text:style-name="P2"><text:span text:style-name="T20">Ž</text:span><text:span text:style-name="T21">ánr :<text:s/></text:span><text:span text:style-name="T22">Pohádka </text:span></text:p>
      <text:p text:style-name="P2"><text:span text:style-name="T23">Forma :<text:s/></text:span><text:span text:style-name="T24">Poezie</text:span></text:p>
      <text:p text:style-name="P2"><text:span text:style-name="T25">Vyprav</text:span><text:span text:style-name="T26">ěč :<text:s/></text:span><text:span text:style-name="T27">Er-forma</text:span></text:p>
      <text:p text:style-name="P2"><text:span text:style-name="T28">Postavy : </text:span></text:p>
      <text:list text:style-name="L3">
        <text:list-item>
          <text:p text:style-name="P3"><text:span text:style-name="T29">Autor (K. H. Borovský)<text:s/></text:span><text:span text:style-name="T30">–</text:span><text:span text:style-name="T31"><text:s/>vlastenec, vzpírá se proti rakousko-uherskému absolutismu, ironický, odvá</text:span><text:span text:style-name="T32">žn</text:span><text:span text:style-name="T33">ý</text:span></text:p>
        </text:list-item>
        <text:list-item>
          <text:p text:style-name="P3"><text:span text:style-name="T34">Rodina<text:s/></text:span><text:span text:style-name="T35">–</text:span><text:span text:style-name="T36"><text:s/>Borovský se s ní lou</text:span><text:span text:style-name="T37">č</text:span><text:span text:style-name="T38">í</text:span></text:p>
        </text:list-item>
        <text:list-item>
          <text:p text:style-name="P3"><text:span text:style-name="T39">Dedera<text:s/></text:span><text:span text:style-name="T40">–</text:span><text:span text:style-name="T41"><text:s/>komisa</text:span><text:span text:style-name="T42">ř, velk</text:span><text:span text:style-name="T43">ý zastánce Bachova absolutismu</text:span></text:p>
        </text:list-item>
      </text:list>
      <text:p text:style-name="P4"><text:span text:style-name="T44">Vypráv</text:span><text:span text:style-name="T45">ěc</text:span><text:span text:style-name="T46">í zp</text:span><text:span text:style-name="T47">ůzoby :<text:s/></text:span><text:span text:style-name="T48">Polopř</text:span><text:span text:style-name="T49">ímá a nevlastní p</text:span><text:span text:style-name="T50">ř</text:span><text:span text:style-name="T51">ímá<text:s/></text:span><text:span text:style-name="T52">řeč</text:span></text:p>
      <text:p text:style-name="P4"><text:span text:style-name="T53">Ver</text:span><text:span text:style-name="T54">šov</text:span><text:span text:style-name="T55">á výstavba :<text:s/></text:span><text:span text:style-name="T56">volný rým</text:span></text:p>
      <text:p text:style-name="P4"><text:span text:style-name="T57">Typy promluv :<text:s text:c="2"/></text:span><text:span text:style-name="T58">monology</text:span></text:p>
      <text:p text:style-name="P4"><text:span text:style-name="T59">Kontext Autorovy tvorby : </text:span></text:p>
      <text:p text:style-name="P4"><text:span text:style-name="T60">Pova</text:span><text:span text:style-name="T61">žov</text:span><text:span text:style-name="T62">án za zakladatele moderní<text:s/></text:span><text:span text:style-name="T63">česk</text:span><text:span text:style-name="T64">é<text:s/></text:span><text:span text:style-name="T65">žurnalistiky a novin</text:span><text:span text:style-name="T66">á</text:span><text:span text:style-name="T67">řstv</text:span><text:span text:style-name="T68">í. Zárove</text:span><text:span text:style-name="T69">ň považov</text:span><text:span text:style-name="T70">án i za otce literární kritiky. Cht</text:span><text:span text:style-name="T71">ěl se st</text:span><text:span text:style-name="T72">át kn</text:span><text:span text:style-name="T73">ězem, ale později ztratil o tomto povol</text:span><text:span text:style-name="T74">ání iluze a stal se vychovatelem v Rusku. Po návratu se za</text:span><text:span text:style-name="T75">čal politicky angažovat a pracovat jako novin</text:span><text:span text:style-name="T76">á</text:span><text:span text:style-name="T77">ř. Společně s Františkem Palack</text:span><text:span text:style-name="T78">ým stojí u zrodu austroslavismu. V roce 1851 je vyhnán do Brixenu.30.</text:span><text:span text:style-name="T79">–</text:span><text:span text:style-name="T80">50. léta 19. století </text:span></text:p>
      <text:p text:style-name="P4"><text:span text:style-name="T81">Karel Havlí</text:span><text:span text:style-name="T82">ček Borovsk</text:span><text:span text:style-name="T83">ý (31.<text:s/></text:span><text:span text:style-name="T84">ř</text:span><text:span text:style-name="T85">íjna 1821<text:s/></text:span><text:span text:style-name="T86">–</text:span><text:span text:style-name="T87"><text:s/>29.<text:s/></text:span><text:span text:style-name="T88">července 1856) </text:span></text:p>
      <text:p text:style-name="P4"><text:span text:style-name="T89">- vlastním jménem Karel Havlí</text:span><text:span text:style-name="T90">ček. Př</text:span><text:span text:style-name="T91">ídomek<text:s/></text:span><text:span text:style-name="T92">„</text:span><text:span text:style-name="T93">borovský“, kterým<text:s/></text:span><text:span text:style-name="T94">často podepisoval sv</text:span><text:span text:style-name="T95">é<text:s/></text:span><text:span text:style-name="T96">čl</text:span><text:span text:style-name="T97">ánky, je </text:span></text:p>
      <text:p text:style-name="P4"><text:span text:style-name="T98">odvozen od jeho místa narození<text:s/></text:span><text:span text:style-name="T99">→</text:span><text:span text:style-name="T100"><text:s/>Borová u P</text:span><text:span text:style-name="T101">řibyslavi </text:span></text:p>
      <text:p text:style-name="P4"><text:span text:style-name="T102">-<text:s/></text:span><text:span text:style-name="T103">česk</text:span><text:span text:style-name="T104">ý básník, noviná</text:span><text:span text:style-name="T105">ř, ekonom, překladatel a politik. Považov</text:span><text:span text:style-name="T106">án za zakladatele<text:s/></text:span><text:span text:style-name="T107">česk</text:span><text:span text:style-name="T108">é<text:s/></text:span><text:span text:style-name="T109">žurnalistiky, </text:span></text:p>
      <text:p text:style-name="P4"><text:span text:style-name="T110">satiry a literární kritiky. Literárn</text:span><text:span text:style-name="T111">ě řazen do realismu, politicky patř</text:span><text:span text:style-name="T112">í do tzv. generace národních </text:span></text:p>
      <text:p text:style-name="P4"><text:span text:style-name="T113">buditel</text:span><text:span text:style-name="T114">ů. </text:span></text:p>
      <text:p text:style-name="P4"><text:span text:style-name="T115">- jako devítiletý odchází na<text:s/></text:span><text:span text:style-name="T116">školu do Jihlavy, kde se učil němčině a tak</text:span><text:span text:style-name="T117">é zde za</text:span><text:span text:style-name="T118">čal ch</text:span><text:span text:style-name="T119">ápat národní </text:span></text:p>
      <text:p text:style-name="P4"><text:span text:style-name="T120">rozdíly. Gymnázium studuje v N</text:span><text:span text:style-name="T121">ěmeck</text:span><text:span text:style-name="T122">ém Brod</text:span><text:span text:style-name="T123">ě. Od roku 1838 studoval filozofii v Praze. </text:span></text:p>
      <text:p text:style-name="P4"><text:span text:style-name="T124"><text:s/>- otec m</text:span><text:span text:style-name="T125">ěl kupeck</text:span><text:span text:style-name="T126">ý krám a malé hospodá</text:span><text:span text:style-name="T127">řstv</text:span><text:span text:style-name="T128">í, matka z n</text:span><text:span text:style-name="T129">ěj chtěla m</text:span><text:span text:style-name="T130">ít kn</text:span><text:span text:style-name="T131">ěze </text:span></text:p>
      <text:p text:style-name="P4"><text:span text:style-name="T132">- v 19 letech vstoupil do seminá</text:span><text:span text:style-name="T133">ře. Nesnesl přesn</text:span><text:span text:style-name="T134">ý re</text:span><text:span text:style-name="T135">žim, dril, v</text:span><text:span text:style-name="T136">ýuku v Boha, slepé opakování, vid</text:span><text:span text:style-name="T137">ěl </text:span></text:p>
      <text:p text:style-name="P4"><text:span text:style-name="T138">p</text:span><text:span text:style-name="T139">řetv</text:span><text:span text:style-name="T140">á</text:span><text:span text:style-name="T141">řku, konzervatismus c</text:span><text:span text:style-name="T142">írkve, proto ode</text:span><text:span text:style-name="T143">šel. </text:span></text:p>
      <text:p text:style-name="P4"><text:span text:style-name="T144"/></text:p>
      <text:p text:style-name="P5"><text:span text:style-name="T145">Autorova Díla : </text:span></text:p>
      <text:list text:style-name="L6">
        <text:list-item>
          <text:p text:style-name="P6"><text:span text:style-name="T145">Soubor reportá</text:span><text:span text:style-name="T146">ž</text:span><text:span text:style-name="T147">í Obrazy z Rus</text:span></text:p>
        </text:list-item>
        <text:list-item>
          <text:p text:style-name="P6"><text:span text:style-name="T148">Básnické skladby: K</text:span><text:span text:style-name="T149">řest svat</text:span><text:span text:style-name="T150">ého Vladimíra, Král Lávra</text:span></text:p>
        </text:list-item>
        <text:list-item>
          <text:p text:style-name="P6"><text:span text:style-name="T151">Epigramy<text:s/></text:span><text:span text:style-name="T152">–</text:span><text:span text:style-name="T153"><text:s/>krátké satirické básn</text:span><text:span text:style-name="T154">ě s vyostřenou pointo</text:span></text:p>
        </text:list-item>
      </text:list>
      <text:p text:style-name="P7"><text:span text:style-name="T155"/></text:p>
      <text:p text:style-name="P7"><text:span text:style-name="T156">Literární/ obecn</text:span><text:span text:style-name="T157">ě kulturn</text:span><text:span text:style-name="T158">í kontext : </text:span></text:p>
      <text:p text:style-name="P7"><text:span text:style-name="T159">Realismus<text:s/></text:span><text:span text:style-name="T160">–</text:span><text:span text:style-name="T161"><text:s/>P</text:span><text:span text:style-name="T162">řibl</text:span><text:span text:style-name="T163">í</text:span><text:span text:style-name="T164">žen</text:span><text:span text:style-name="T165">í se co nejvíce ke skute</text:span><text:span text:style-name="T166">čnosti, objektivitě a dokonalosti.</text:span></text:p>
      <text:list text:style-name="L8">
        <text:list-item>
          <text:p text:style-name="P8"><text:span text:style-name="T166">pravdiv</text:span><text:span text:style-name="T167">ý obraz skute</text:span><text:span text:style-name="T168">čnosti (bez idealizace); přesn</text:span><text:span text:style-name="T169">é a v</text:span><text:span text:style-name="T170">šestrann</text:span><text:span text:style-name="T171">é studium<text:s/></text:span><text:span text:style-name="T172">života společnosti a nitra člověka</text:span></text:p>
        </text:list-item>
        <text:list-item>
          <text:p text:style-name="P8"><text:span text:style-name="T172">typizace (na jednotliv</text:span><text:span text:style-name="T173">ém je zobrazeno obecné); literární hrdina se prom</text:span><text:span text:style-name="T174">ěňuje, vyv</text:span><text:span text:style-name="T175">íjí (je dobov</text:span><text:span text:style-name="T176">ě a společensky podm</text:span><text:span text:style-name="T177">ín</text:span><text:span text:style-name="T178">ěn</text:span><text:span text:style-name="T179">ý); n</text:span><text:span text:style-name="T180">ěkdy je jeden<text:s/></text:span><text:span text:style-name="T181">úst</text:span><text:span text:style-name="T182">ředn</text:span><text:span text:style-name="T183">í hrdina nahrazen kolektivem</text:span></text:p>
        </text:list-item>
        <text:list-item>
          <text:p text:style-name="P8"><text:span text:style-name="T183">zobrazuje pr</text:span><text:span text:style-name="T184">ůměrn</text:span><text:span text:style-name="T185">ého<text:s/></text:span><text:span text:style-name="T186">člověka<text:s/></text:span><text:span text:style-name="T187">⇒ realistick</text:span><text:span text:style-name="T188">ý román je zrcadlem spole</text:span><text:span text:style-name="T189">čnosti, kronikou jej</text:span><text:span text:style-name="T190">ích mrav</text:span><text:span text:style-name="T191">ů</text:span></text:p>
        </text:list-item>
        <text:list-item>
          <text:p text:style-name="P8"><text:span text:style-name="T191">objektivn</text:span><text:span text:style-name="T192">í p</text:span><text:span text:style-name="T193">ř</text:span><text:span text:style-name="T194">ístup ke skute</text:span><text:span text:style-name="T195">čnosti ⇒ autor neuž</text:span><text:span text:style-name="T196">ívá autostylizace (autor není v díle ú</text:span><text:span text:style-name="T197">časten, stoj</text:span><text:span text:style-name="T198">í jakoby nad p</text:span><text:span text:style-name="T199">ř</text:span><text:span text:style-name="T200">íb</text:span><text:span text:style-name="T201">ěhem, svůj n</text:span><text:span text:style-name="T202">ázor uplat</text:span><text:span text:style-name="T203">ňuje v</text:span><text:span text:style-name="T204">ýb</text:span><text:span text:style-name="T205">ěrem faktů, t</text:span><text:span text:style-name="T206">ématu, postav)</text:span></text:p>
        </text:list-item>
        <text:list-item>
          <text:p text:style-name="P8"><text:span text:style-name="T206">kritika nedostatk</text:span><text:span text:style-name="T207">ů ve společnosti (odtud n</text:span><text:span text:style-name="T208">ázev kritický realismus<text:s/></text:span><text:span text:style-name="T209">– ten se jako takov</text:span><text:span text:style-name="T210">ý objevuje a</text:span><text:span text:style-name="T211">ž o něco později, někdy v 80. letech 19. stolet</text:span><text:span text:style-name="T212">í ⇒ auto</text:span><text:span text:style-name="T213">ři jsou ještě mnohem v</text:span><text:span text:style-name="T214">íce otev</text:span><text:span text:style-name="T215">řenějš</text:span><text:span text:style-name="T216">í, poukazují na sociální konflikty a sna</text:span><text:span text:style-name="T217">ž</text:span><text:span text:style-name="T218">í se je<text:s/></text:span><text:span text:style-name="T219">řešit)</text:span></text:p>
        </text:list-item>
        <text:list-item>
          <text:p text:style-name="P8"><text:span text:style-name="T219">rom</text:span><text:span text:style-name="T220">án je analýzou skute</text:span><text:span text:style-name="T221">čnosti; oslabuje se sevřen</text:span><text:span text:style-name="T222">ý d</text:span><text:span text:style-name="T223">ěj</text:span></text:p>
        </text:list-item>
        <text:list-item>
          <text:p text:style-name="P8"><text:span text:style-name="T223">autoři se vyh</text:span><text:span text:style-name="T224">ýbají minulosti, up</text:span><text:span text:style-name="T225">řednostňuj</text:span><text:span text:style-name="T226">í sou</text:span><text:span text:style-name="T227">časnost (ale v někter</text:span><text:span text:style-name="T228">ých p</text:span><text:span text:style-name="T229">ř</text:span><text:span text:style-name="T230">ípadech na minulost odkazují, je-li jejich cílem poukázat na lep</text:span><text:span text:style-name="T231">š</text:span><text:span text:style-name="T232">í sou</text:span><text:span text:style-name="T233">časnou společenskou situaci)</text:span></text:p>
        </text:list-item>
        <text:list-item>
          <text:p text:style-name="P8"><text:span text:style-name="T233">nov</text:span><text:span text:style-name="T234">é výrazové prost</text:span><text:span text:style-name="T235">ředky: hovorov</text:span><text:span text:style-name="T236">á<text:s/></text:span><text:span text:style-name="T237">řeč, n</text:span><text:span text:style-name="T238">á</text:span><text:span text:style-name="T239">řeč</text:span><text:span text:style-name="T240">í, archaismy apod.</text:span><text:span text:style-name="T241"/></text:p>
        </text:list-item>
      </text:list>
      <text:p text:style-name="P9"><text:span text:style-name="T242"><text:tab/>Dal</text:span><text:span text:style-name="T243">š</text:span><text:span text:style-name="T244">í auto</text:span><text:span text:style-name="T245">ři tohoto obdob</text:span><text:span text:style-name="T246">í :</text:span></text:p>
      <text:list text:style-name="L10">
        <text:list-item>
          <text:p text:style-name="P10"><text:span text:style-name="T247">Alois Jirásek<text:s/></text:span><text:span text:style-name="T248">–</text:span><text:span text:style-name="T249"><text:s/>Proti v</text:span><text:span text:style-name="T250">šem, Psohlavci</text:span></text:p>
        </text:list-item>
        <text:list-item>
          <text:p text:style-name="P10"><text:span text:style-name="T251">Jan Neruda, Karel Václav Rais, Karolína Sv</text:span><text:span text:style-name="T252">ětl</text:span><text:span text:style-name="T253">á, brat</text:span><text:span text:style-name="T254">ři Mršt</text:span><text:span text:style-name="T255">íkové</text:span></text:p>
        </text:list-item>
      </text:list>
      <text:p text:style-name="P11"><text:span text:style-name="T256">D</text:span><text:span text:style-name="T257">ěj</text:span><text:span text:style-name="T258"><text:s/>: </text:span></text:p>
      <text:p text:style-name="P11"><text:span text:style-name="T259">P</text:span><text:span text:style-name="T260">ř</text:span><text:span text:style-name="T261">íb</text:span><text:span text:style-name="T262">ěh zač</text:span><text:span text:style-name="T263">íná, kdy</text:span><text:span text:style-name="T264">ž si Borovsk</text:span><text:span text:style-name="T265">ý povídá s m</text:span><text:span text:style-name="T266">ěs</text:span><text:span text:style-name="T267">ícem na nebi a sv</text:span><text:span text:style-name="T268">ěřuje se mu, jak se dostal do Brixenu. Jednou v noci pro něj přišli policist</text:span><text:span text:style-name="T269">é a on se musel narychlo rozlou</text:span><text:span text:style-name="T270">čit s rodinou, protože jej čekala cesta do vyhnanstv</text:span><text:span text:style-name="T271">í. To v</text:span><text:span text:style-name="T272">še<text:s/></text:span><text:span text:style-name="T273">„</text:span><text:span text:style-name="T274">jen proto“,<text:s/></text:span><text:span text:style-name="T275">že byl odpůrcem Bachova absolutismu. Prosazoval svobodu jak lid</text:span><text:span text:style-name="T276">í, tak i jejich projevu. Tím se v</text:span><text:span text:style-name="T277">šak stal nepř</text:span><text:span text:style-name="T278">ítelem státu a Bach se rozhodl ho poslat do vyhnanství v Brixenu. Na cest</text:span><text:span text:style-name="T279">ě ho prov</text:span><text:span text:style-name="T280">ázel komisa</text:span><text:span text:style-name="T281">ř Dedera a žandarmov</text:span><text:span text:style-name="T282">é (strá</text:span><text:span text:style-name="T283">žn</text:span><text:span text:style-name="T284">í). Havlí</text:span><text:span text:style-name="T285">ček zůstal v Brixenu až do roku 1855.</text:span></text:p>
      <text:p text:style-name="P11"><text:span text:style-name="T285"/></text:p>
      <text:p text:style-name="P11"><text:span text:style-name="T286">Zivot Borovskeho<text:s/></text:span><text:span text:style-name="T287">:</text:span><text:span text:style-name="T288"/></text:p>
      <text:p text:style-name="P11"><text:span text:style-name="T289">Česk</text:span><text:span text:style-name="T290">ý básník, satira, noviná</text:span><text:span text:style-name="T291">ř a politik Karel Havl</text:span><text:span text:style-name="T292">í</text:span><text:span text:style-name="T293">ček se narodil v roce 1821 v obci Borov</text:span><text:span text:style-name="T294">á (dne</text:span><text:span text:style-name="T295">šn</text:span><text:span text:style-name="T296">í Havlí</text:span><text:span text:style-name="T297">čkova Borov</text:span><text:span text:style-name="T298">á) u P</text:span><text:span text:style-name="T299">řibyslavi. Karel Havl</text:span><text:span text:style-name="T300">í</text:span><text:span text:style-name="T301">ček se začal podepisovat podle m</text:span><text:span text:style-name="T302">ísta narození<text:s/></text:span><text:span text:style-name="T303">– Karel Havl</text:span><text:span text:style-name="T304">í</text:span><text:span text:style-name="T305">ček Borovsk</text:span><text:span text:style-name="T306">ý.</text:span></text:p>
      <text:p text:style-name="P11"><text:span text:style-name="T306"/></text:p>
      <text:p text:style-name="P11"><text:span text:style-name="T306">Pocházel ze zámo</text:span><text:span text:style-name="T307">žn</text:span><text:span text:style-name="T308">é kupecké rodiny. Vystudoval gymnázium a poté za</text:span><text:span text:style-name="T309">čal v roce 1838 studovat v Praze filozofii (šlo o př</text:span><text:span text:style-name="T310">ípravu na univerzitní studium). Havlí</text:span><text:span text:style-name="T311">ček vstoupil do kněžsk</text:span><text:span text:style-name="T312">ého seminá</text:span><text:span text:style-name="T313">ře - chtěl se st</text:span><text:span text:style-name="T314">át vlasteneckým kn</text:span><text:span text:style-name="T315">ězem. Jeho c</text:span><text:span text:style-name="T316">íle v</text:span><text:span text:style-name="T317">šak vzaly za sv</text:span><text:span text:style-name="T318">é. P</text:span><text:span text:style-name="T319">řest</text:span><text:span text:style-name="T320">ává v</text:span><text:span text:style-name="T321">ěřit, že modlitba může způsobit ve světě změnu k lepš</text:span><text:span text:style-name="T322">ímu. V roce 1841 je ze seminá</text:span><text:span text:style-name="T323">ře vyloučen.</text:span></text:p>
      <text:p text:style-name="P11"><text:span text:style-name="T323"/></text:p>
      <text:p text:style-name="P11"><text:span text:style-name="T323">Pot</text:span><text:span text:style-name="T324">é pracoval v letech 1842-1844 jako vychovatel v rodin</text:span><text:span text:style-name="T325">ě univer. profesora v Moskvě. C</text:span><text:span text:style-name="T326">ílem této cesty bylo seznámit se se v</text:span><text:span text:style-name="T327">š</text:span><text:span text:style-name="T328">ím, co k Rusku pat</text:span><text:span text:style-name="T329">řilo. Poměry v carsk</text:span><text:span text:style-name="T330">ém Rusku byl v</text:span><text:span text:style-name="T331">šak šokov</text:span><text:span text:style-name="T332">án. Tyto zku</text:span><text:span text:style-name="T333">šenosti využil ve sv</text:span><text:span text:style-name="T334">é tvorb</text:span><text:span text:style-name="T335">ě. V červenci 1844 se Havl</text:span><text:span text:style-name="T336">í</text:span><text:span text:style-name="T337">ček vrac</text:span><text:span text:style-name="T338">í do<text:s/></text:span><text:span text:style-name="T339">Čech a v dubnu 1845 do Prahy. Jeho c</text:span><text:span text:style-name="T340">ílem bylo najít si solidní zam</text:span><text:span text:style-name="T341">ěstn</text:span><text:span text:style-name="T342">ání a v</text:span><text:span text:style-name="T343">ěnovat se liter</text:span><text:span text:style-name="T344">ární tvorb</text:span><text:span text:style-name="T345">ě. Snažil se vysvětlit vše tak, aby to ch</text:span><text:span text:style-name="T346">ápali i prostí<text:s/></text:span><text:span text:style-name="T347">čten</text:span><text:span text:style-name="T348">á</text:span><text:span text:style-name="T349">ři.</text:span></text:p>
      <text:p text:style-name="P11"><text:span text:style-name="T349"/></text:p>
      <text:p text:style-name="P11"><text:span text:style-name="T349">V dubnu 1848 pracoval jako redaktor N</text:span><text:span text:style-name="T350">árodních novin a v<text:s/></text:span><text:span text:style-name="T351">červenci byl zvolen poslancem ř</text:span><text:span text:style-name="T352">í</text:span><text:span text:style-name="T353">šsk</text:span><text:span text:style-name="T354">ého sn</text:span><text:span text:style-name="T355">ěmu. Byl ale v</text:span><text:span text:style-name="T356">íce noviná</text:span><text:span text:style-name="T357">řem, než poslancem. Vzdal se poslaneck</text:span><text:span text:style-name="T358">é funkce a pln</text:span><text:span text:style-name="T359">ě se věnoval pr</text:span><text:span text:style-name="T360">áci redaktora. Díky Havlí</text:span><text:span text:style-name="T361">čkovi měly N</text:span><text:span text:style-name="T362">árodní noviny velký vliv na<text:s/></text:span><text:span text:style-name="T363">česk</text:span><text:span text:style-name="T364">é ve</text:span><text:span text:style-name="T365">řejn</text:span><text:span text:style-name="T366">é mín</text:span><text:span text:style-name="T367">ěn</text:span><text:span text:style-name="T368">í . Lidé hltali jeho epigramy a satirické pop</text:span><text:span text:style-name="T369">ěvky, kter</text:span><text:span text:style-name="T370">é m</text:span><text:span text:style-name="T371">ěly větš</text:span><text:span text:style-name="T372">í úsp</text:span><text:span text:style-name="T373">ěch než projevy politiků.</text:span></text:p>
      <text:p text:style-name="P11"><text:span text:style-name="T373"/></text:p>
      <text:p text:style-name="P11"><text:span text:style-name="T373">Když Rakousko začalo obnovovat absolutistickou vl</text:span><text:span text:style-name="T374">ádu, v</text:span><text:span text:style-name="T375">ětšina česk</text:span><text:span text:style-name="T376">ých liberárních politik</text:span><text:span text:style-name="T377">ů zanechala svoj</text:span><text:span text:style-name="T378">í<text:s/></text:span><text:span text:style-name="T379">činnosti. Havl</text:span><text:span text:style-name="T380">í</text:span><text:span text:style-name="T381">ček se v N</text:span><text:span text:style-name="T382">árodních novinách postavil na odpor a 13. dubna proto stanul p</text:span><text:span text:style-name="T383">řed soudem. Porota ho uznala nevinn</text:span><text:span text:style-name="T384">ým. V lednu 1850 se p</text:span><text:span text:style-name="T385">řestaly jeho noviny vyd</text:span><text:span text:style-name="T386">ávat. Havlí</text:span><text:span text:style-name="T387">ček se však nevzdal a v květnu začal v Kutn</text:span><text:span text:style-name="T388">é Ho</text:span><text:span text:style-name="T389">ře vyd</text:span><text:span text:style-name="T390">ávat politický týdeník Slovan. Byl proto<text:s/></text:span><text:span text:style-name="T391">šikanov</text:span><text:span text:style-name="T392">án policií i soudem. Slovan se nesm</text:span><text:span text:style-name="T393">ěl rozšiřovat mimo Kutnou Horu. V listopadu se ocitl znovu před soudem, ale opět byl shled</text:span><text:span text:style-name="T394">án nevinným.</text:span></text:p>
      <text:p text:style-name="P11"><text:span text:style-name="T394"/></text:p>
      <text:p text:style-name="P11"><text:span text:style-name="T394">Havlí</text:span><text:span text:style-name="T395">ček se rozhodl pro koupi statku, kde by se věnoval hospod</text:span><text:span text:style-name="T396">á</text:span><text:span text:style-name="T397">řstv</text:span><text:span text:style-name="T398">í a psaní. 16.prosince 1851 byl zat</text:span><text:span text:style-name="T399">čen a odvezen do Brixenu, kde musel ž</text:span><text:span text:style-name="T400">ít ve vyhnanství t</text:span><text:span text:style-name="T401">ři roky. I tam se snažil studovat, překl</text:span><text:span text:style-name="T402">ádat a tvo</text:span><text:span text:style-name="T403">řit. Z Brixenu se vr</text:span><text:span text:style-name="T404">átil v kv</text:span><text:span text:style-name="T405">ětnu 1855. P</text:span><text:span text:style-name="T406">ár dní p</text:span><text:span text:style-name="T407">řed jeho n</text:span><text:span text:style-name="T408">ávratem mu zem</text:span><text:span text:style-name="T409">řela žena.</text:span></text:p>
      <text:p text:style-name="P11"><text:span text:style-name="T409"/></text:p>
      <text:p text:style-name="P11"><text:span text:style-name="T409">Do Prahy mohl jen na n</text:span><text:span text:style-name="T410">áv</text:span><text:span text:style-name="T411">štěvu, trval</text:span><text:span text:style-name="T412">ý pobyt mu nebyl povolen.<text:s/></text:span><text:span text:style-name="T413">Čekalo ho tam odm</text:span><text:span text:style-name="T414">ítavé chování jeho známých. Pouze Palacký, N</text:span><text:span text:style-name="T415">ěmcov</text:span><text:span text:style-name="T416">á, Trojan a pár dal</text:span><text:span text:style-name="T417">š</text:span><text:span text:style-name="T418">ích p</text:span><text:span text:style-name="T419">ř</text:span><text:span text:style-name="T420">átel se k n</text:span><text:span text:style-name="T421">ěmu veřejně hl</text:span><text:span text:style-name="T422">ásilo i p</text:span><text:span text:style-name="T423">řes atmosf</text:span><text:span text:style-name="T424">éru strachu vyvolanou Bachovým absolutismem. V té dob</text:span><text:span text:style-name="T425">ě mu l</text:span><text:span text:style-name="T426">éka</text:span><text:span text:style-name="T427">ři diagnostikovali pokročilou tuberkul</text:span><text:span text:style-name="T428">ózu. Zem</text:span><text:span text:style-name="T429">řel velmi brzy, v pětatřiceti letech.</text:span></text:p>
      <text:p text:style-name="P11"><text:span text:style-name="T429"/></text:p>
      <text:p text:style-name="P11"><text:span text:style-name="T429">Karel Havl</text:span><text:span text:style-name="T430">í</text:span><text:span text:style-name="T431">ček Borovsk</text:span><text:span text:style-name="T432">ý je pova</text:span><text:span text:style-name="T433">žov</text:span><text:span text:style-name="T434">án za zakladatele<text:s/></text:span><text:span text:style-name="T435">česk</text:span><text:span text:style-name="T436">ého politického noviná</text:span><text:span text:style-name="T437">řstv</text:span><text:span text:style-name="T438">í. Celý<text:s/></text:span><text:span text:style-name="T439">život bojoval proti absolutismu. Z</text:span><text:span text:style-name="T440">ískal si velké sympatie<text:s/></text:span><text:span text:style-name="T441">česk</text:span><text:span text:style-name="T442">ého lidu.</text:span><text:span text:style-name="T443"/></text:p>
      <text:p text:style-name="P12"><text:span text:style-name="T444"><text:line-break/></text:span></text:p>
      <text:p text:style-name="P12"><text:span text:style-name="T4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